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meta.xml"/>
  <manifest:file-entry manifest:media-type="text/xml" manifest:full-path="Object 1/styles.xml"/>
  <manifest:file-entry manifest:media-type="application/vnd.oasis.opendocument.chart" manifest:full-path="Object 1/"/>
  <manifest:file-entry manifest:media-type="application/rdf+xml" manifest:full-path="manifest.rdf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6/meta.xml"/>
  <manifest:file-entry manifest:media-type="text/xml" manifest:full-path="Object 6/styles.xml"/>
  <manifest:file-entry manifest:media-type="text/xml" manifest:full-path="Object 6/content.xml"/>
  <manifest:file-entry manifest:media-type="application/vnd.oasis.opendocument.chart" manifest:full-path="Object 6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6/styles.xml"/>
  <manifest:file-entry manifest:media-type="text/xml" manifest:full-path="Object 16/content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4/meta.xml"/>
  <manifest:file-entry manifest:media-type="text/xml" manifest:full-path="Object 14/styles.xml"/>
  <manifest:file-entry manifest:media-type="text/xml" manifest:full-path="Object 14/content.xml"/>
  <manifest:file-entry manifest:media-type="application/vnd.oasis.opendocument.chart" manifest:full-path="Object 14/"/>
  <manifest:file-entry manifest:media-type="text/xml" manifest:full-path="Object 9/meta.xml"/>
  <manifest:file-entry manifest:media-type="text/xml" manifest:full-path="Object 9/styles.xml"/>
  <manifest:file-entry manifest:media-type="text/xml" manifest:full-path="Object 9/content.xml"/>
  <manifest:file-entry manifest:media-type="application/vnd.oasis.opendocument.chart" manifest:full-path="Object 9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meta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/styles.xml"/>
  <manifest:file-entry manifest:media-type="text/xml" manifest:full-path="Object 10/meta.xml"/>
  <manifest:file-entry manifest:media-type="text/xml" manifest:full-path="Object 10/content.xml"/>
  <manifest:file-entry manifest:media-type="application/vnd.oasis.opendocument.chart" manifest:full-path="Object 10/"/>
  <manifest:file-entry manifest:media-type="text/xml" manifest:full-path="Object 5/styles.xml"/>
  <manifest:file-entry manifest:media-type="text/xml" manifest:full-path="Object 5/content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text/xml" manifest:full-path="Object 8/meta.xml"/>
  <manifest:file-entry manifest:media-type="text/xml" manifest:full-path="Object 8/styles.xml"/>
  <manifest:file-entry manifest:media-type="text/xml" manifest:full-path="Object 8/content.xml"/>
  <manifest:file-entry manifest:media-type="application/vnd.oasis.opendocument.chart" manifest:full-path="Object 8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20/styles.xml"/>
  <manifest:file-entry manifest:media-type="text/xml" manifest:full-path="Object 20/meta.xml"/>
  <manifest:file-entry manifest:media-type="text/xml" manifest:full-path="Object 20/content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82in">
            <draw:object draw:notify-on-update-of-ranges="Analisi.B29:Analisi.B34 Analisi.C29:Analisi.C3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6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82in">
            <draw:object draw:notify-on-update-of-ranges="Analisi.L23:Analisi.Q23 Analisi.K24:Analisi.K24 Analisi.L24:Analisi.Q24 Analisi.K25:Analisi.K25 Analisi.L25:Analisi.Q25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AN1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1.1</text:p>
          </table:table-cell>
          <table:table-cell office:value-type="string">
            <text:p>Stesura</text:p>
          </table:table-cell>
          <table:table-cell office:value-type="string">
            <text:p>Amministratore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2</text:p>
          </table:table-cell>
          <table:table-cell table:style-name="ce1" office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2.1</text:p>
          </table:table-cell>
          <table:table-cell office:value-type="string">
            <text:p>Stesura</text:p>
          </table:table-cell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3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3.1</text:p>
          </table:table-cell>
          <table:table-cell office:value-type="string">
            <text:p>Stesura</text:p>
          </table:table-cell>
          <table:table-cell office:value-type="string">
            <text:p>Analista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4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4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5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5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6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5.1</text:p>
          </table:table-cell>
          <table:table-cell office:value-type="string">
            <text:p>Stesura</text:p>
          </table:table-cell>
          <table:table-cell table:style-name="ce5" office:value-type="string">
            <text:p>Verificator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3];[.E16];[.E17];[.E18];[.E21])" office:value-type="float" office:value="119">
            <text:p>119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45]" office:value-type="float" office:value="12">
            <text:p>12</text:p>
          </table:table-cell>
          <table:table-cell table:formula="of:=[.D45]" office:value-type="float" office:value="38">
            <text:p>38</text:p>
          </table:table-cell>
          <table:table-cell table:formula="of:=[.E45]" office:value-type="float" office:value="64">
            <text:p>64</text:p>
          </table:table-cell>
          <table:table-cell table:formula="of:=[.F45]" office:value-type="float" office:value="0">
            <text:p>0</text:p>
          </table:table-cell>
          <table:table-cell table:formula="of:=[.G45]" office:value-type="float" office:value="0">
            <text:p>0</text:p>
          </table:table-cell>
          <table:table-cell table:formula="of:=[.H45]" office:value-type="float" office:value="47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4];[.E19];[.E22])" office:value-type="float" office:value="42">
            <text:p>42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45]" office:value-type="float" office:value="13">
            <text:p>13</text:p>
          </table:table-cell>
          <table:table-cell table:formula="of:=[.M45]" office:value-type="float" office:value="39">
            <text:p>39</text:p>
          </table:table-cell>
          <table:table-cell table:formula="of:=[.N45]" office:value-type="float" office:value="60">
            <text:p>60</text:p>
          </table:table-cell>
          <table:table-cell table:formula="of:=[.O45]" office:value-type="float" office:value="0">
            <text:p>0</text:p>
          </table:table-cell>
          <table:table-cell table:formula="of:=[.P45]" office:value-type="float" office:value="0">
            <text:p>0</text:p>
          </table:table-cell>
          <table:table-cell table:formula="of:=[.Q45]" office:value-type="float" office:value="49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24:.E25])" office:value-type="float" office:value="161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16];[.E12])"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[.C29]*[.D29]" office:value-type="float" office:value="360">
            <text:p>36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45]"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[.L29]*[.M29]" office:value-type="float" office:value="390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3];[.E13];[.E17])"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.C30]*[.D30]" office:value-type="float" office:value="760">
            <text:p>76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45]"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[.L30]*[.M30]" office:value-type="float" office:value="780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6];[.E9];[.E18])" office:value-type="float" office:value="64">
            <text:p>64</text:p>
          </table:table-cell>
          <table:table-cell office:value-type="float" office:value="25">
            <text:p>25</text:p>
          </table:table-cell>
          <table:table-cell table:formula="of:=[.C31]*[.D31]" office:value-type="float" office:value="1600">
            <text:p>160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45]"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[.L31]*[.M31]" office:value-type="float" office:value="1500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C32]*[.D32]" office:value-type="float" office:value="0">
            <text:p>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L32]*[.M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33]*[.D33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L33]*[.M3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;[.E14];[.E19];[.E21];[.E22])"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[.C34]*[.D34]" office:value-type="float" office:value="705">
            <text:p>705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45]"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L34]*[.M34]"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29:.C34])" office:value-type="float" office:value="161">
            <text:p>161</text:p>
          </table:table-cell>
          <table:table-cell table:style-name="ce3"/>
          <table:table-cell table:style-name="ce3" table:formula="of:=SUM([.E29:.E34])" office:value-type="float" office:value="3425">
            <text:p>3425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29:.L34])" office:value-type="float" office:value="161">
            <text:p>161</text:p>
          </table:table-cell>
          <table:table-cell table:style-name="ce3"/>
          <table:table-cell table:style-name="ce3" table:formula="of:=SUM([.N29:.N34])" office:value-type="float" office:value="3405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C38:.H38])" office:value-type="float" office:value="23">
            <text:p>23</text:p>
          </table:table-cell>
          <table:table-cell/>
          <table:table-cell table:style-name="ce2" office:value-type="string">
            <text:p>Igor Baylya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L38:.Q38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39:.H39])" office:value-type="float" office:value="23">
            <text:p>23</text:p>
          </table:table-cell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39:.Q39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C40:.H40])" office:value-type="float" office:value="23">
            <text:p>23</text:p>
          </table:table-cell>
          <table:table-cell/>
          <table:table-cell table:style-name="ce2" office:value-type="string">
            <text:p>Nicola De Cao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40:.Q40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41:.H41])" office:value-type="float" office:value="23">
            <text:p>23</text:p>
          </table:table-cell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8" table:formula="of:=SUM([.L41:.Q41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42:.H42])" office:value-type="float" office:value="23">
            <text:p>23</text:p>
          </table:table-cell>
          <table:table-cell/>
          <table:table-cell table:style-name="ce2" office:value-type="string">
            <text:p>Walter Sandon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42:.Q42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 table:formula="of:=SUM([.C43:.H43])" office:value-type="float" office:value="23">
            <text:p>23</text:p>
          </table:table-cell>
          <table:table-cell/>
          <table:table-cell table:style-name="ce2" office:value-type="string">
            <text:p>Andrea Venier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 table:formula="of:=SUM([.L43:.Q43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8" table:formula="of:=SUM([.C44:.H44])" office:value-type="float" office:value="23">
            <text:p>23</text:p>
          </table:table-cell>
          <table:table-cell/>
          <table:table-cell table:style-name="ce2" office:value-type="string">
            <text:p>Alessio Vitella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8" table:formula="of:=SUM([.L44:.Q44])" office:value-type="float" office:value="23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>
            <text:p>12</text:p>
          </table:table-cell>
          <table:table-cell table:style-name="ce3" table:formula="of:=SUM([.D38:.D44])" office:value-type="float" office:value="38">
            <text:p>38</text:p>
          </table:table-cell>
          <table:table-cell table:style-name="ce3" table:formula="of:=SUM([.E38:.E44])" office:value-type="float" office:value="64">
            <text:p>64</text:p>
          </table:table-cell>
          <table:table-cell table:style-name="ce3" table:formula="of:=SUM([.F38:.F44])" office:value-type="float" office:value="0">
            <text:p>0</text:p>
          </table:table-cell>
          <table:table-cell table:style-name="ce3" table:formula="of:=SUM([.G38:.G44])" office:value-type="float" office:value="0">
            <text:p>0</text:p>
          </table:table-cell>
          <table:table-cell table:style-name="ce3" table:formula="of:=SUM([.H38:.H44])" office:value-type="float" office:value="47">
            <text:p>47</text:p>
          </table:table-cell>
          <table:table-cell table:number-columns-repeated="3"/>
          <table:table-cell table:style-name="ce3" table:formula="of:=SUM([.L38:.L44])" office:value-type="float" office:value="13">
            <text:p>13</text:p>
          </table:table-cell>
          <table:table-cell table:style-name="ce3" table:formula="of:=SUM([.M38:.M44])" office:value-type="float" office:value="39">
            <text:p>39</text:p>
          </table:table-cell>
          <table:table-cell table:style-name="ce3" table:formula="of:=SUM([.N38:.N44])" office:value-type="float" office:value="60">
            <text:p>60</text:p>
          </table:table-cell>
          <table:table-cell table:style-name="ce3" table:formula="of:=SUM([.O38:.O44])" office:value-type="float" office:value="0">
            <text:p>0</text:p>
          </table:table-cell>
          <table:table-cell table:style-name="ce3" table:formula="of:=SUM([.P38:.P44])" office:value-type="float" office:value="0">
            <text:p>0</text:p>
          </table:table-cell>
          <table:table-cell table:style-name="ce3" table:formula="of:=SUM([.Q38:.Q44])" office:value-type="float" office:value="49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5in">
            <draw:object draw:notify-on-update-of-ranges="'Analisi di Dettaglio'.B23:'Analisi di Dettaglio'.B28 'Analisi di Dettaglio'.C23:'Analisi di Dettaglio'.C28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43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>
              <t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9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>
              <text:p/>
            </draw:object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AD1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1.1</text:p>
          </table:table-cell>
          <table:table-cell office:value-type="string">
            <text:p>Incremento</text:p>
          </table:table-cell>
          <table:table-cell office:value-type="string">
            <text:p>Analist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3</text:p>
          </table:table-cell>
          <table:table-cell table:style-name="ce1" office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>
            <text:p>AD3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4</text:p>
          </table:table-cell>
          <table:table-cell table:style-name="ce1" office:value-type="string">
            <text:p>Glossario</text:p>
          </table:table-cell>
          <table:table-cell/>
          <table:table-cell/>
          <table:table-cell table:number-columns-repeated="13"/>
        </table:table-row>
        <table:table-row table:style-name="ro1">
          <table:table-cell/>
          <table:table-cell office:value-type="string">
            <text:p>AD4.1</text:p>
          </table:table-cell>
          <table:table-cell office:value-type="string">
            <text:p>Incremento</text:p>
          </table:table-cell>
          <table:table-cell table:style-name="ce5"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5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5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1];[.E14])" office:value-type="float" office:value="21">
            <text:p>21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9]" office:value-type="float" office:value="2">
            <text:p>2</text:p>
          </table:table-cell>
          <table:table-cell table:formula="of:=[.D39]" office:value-type="float" office:value="8">
            <text:p>8</text:p>
          </table:table-cell>
          <table:table-cell table:formula="of:=[.E39]" office:value-type="float" office:value="10">
            <text:p>10</text:p>
          </table:table-cell>
          <table:table-cell table:formula="of:=[.F39]" office:value-type="float" office:value="0">
            <text:p>0</text:p>
          </table:table-cell>
          <table:table-cell table:formula="of:=[.G39]" office:value-type="float" office:value="0">
            <text:p>0</text:p>
          </table:table-cell>
          <table:table-cell table:formula="of:=[.H39]"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2])" office:value-type="float" office:value="5">
            <text:p>5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9]" office:value-type="float" office:value="2">
            <text:p>2</text:p>
          </table:table-cell>
          <table:table-cell table:formula="of:=[.M39]" office:value-type="float" office:value="6">
            <text:p>6</text:p>
          </table:table-cell>
          <table:table-cell table:formula="of:=[.N39]" office:value-type="float" office:value="22">
            <text:p>22</text:p>
          </table:table-cell>
          <table:table-cell table:formula="of:=[.O39]" office:value-type="float" office:value="0">
            <text:p>0</text:p>
          </table:table-cell>
          <table:table-cell table:formula="of:=[.P39]" office:value-type="float" office:value="0">
            <text:p>0</text:p>
          </table:table-cell>
          <table:table-cell table:formula="of:=[.Q39]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8:.E19])" office:value-type="float" office:value="26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9];[.E14])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23]*[.D23]" office:value-type="float" office:value="60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>
            <text:p>Responsabile</text:p>
          </table:table-cell>
          <table:table-cell table:formula="of:=[.L19]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L23]*[.M23]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)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C24]*[.D24]" office:value-type="float" office:value="160">
            <text:p>16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9]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L24]*[.M24]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3])"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25]*[.D25]" office:value-type="float" office:value="250">
            <text:p>25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9]"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L25]*[.M25]" office:value-type="float" office:value="550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C26]*[.D26]" office:value-type="float" office:value="0">
            <text:p>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9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L26]*[.M2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27]*[.D27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9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27]*[.M2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2];[.E11])"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C28]*[.D28]" office:value-type="float" office:value="90">
            <text:p>9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9]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L28]*[.M28]" office:value-type="float" office:value="150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23:.C28])" office:value-type="float" office:value="26">
            <text:p>26</text:p>
          </table:table-cell>
          <table:table-cell table:style-name="ce3"/>
          <table:table-cell table:style-name="ce3" table:formula="of:=SUM([.E23:.E28])" office:value-type="float" office:value="560">
            <text:p>560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23:.L28])" office:value-type="float" office:value="40">
            <text:p>40</text:p>
          </table:table-cell>
          <table:table-cell table:style-name="ce3"/>
          <table:table-cell table:style-name="ce3" table:formula="of:=SUM([.N23:.N28])" office:value-type="float" office:value="880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8" table:formula="of:=SUM([.C32:.H32])" office:value-type="float" office:value="5">
            <text:p>5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8" table:formula="of:=SUM([.L32:.Q32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8" table:formula="of:=SUM([.C33:.H33])" office:value-type="float" office:value="2">
            <text:p>2</text:p>
          </table:table-cell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8" table:formula="of:=SUM([.L33:.Q33])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8" table:formula="of:=SUM([.C34:.H34])" office:value-type="float" office:value="5">
            <text:p>5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8" table:formula="of:=SUM([.L34:.Q34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style-name="ce8" table:formula="of:=SUM([.C35:.H35])" office:value-type="float" office:value="8">
            <text:p>8</text:p>
          </table:table-cell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table:formula="of:=SUM([.L35:.Q35])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6:.H36])" office:value-type="float" office:value="2">
            <text:p>2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SUM([.L36:.Q36])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7:.H37])" office:value-type="float" office:value="2">
            <text:p>2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8" table:formula="of:=SUM([.L37:.Q37])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8:.H38])" office:value-type="float" office:value="2">
            <text:p>2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SUM([.L38:.Q38])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>
            <text:p>2</text:p>
          </table:table-cell>
          <table:table-cell table:style-name="ce3" table:formula="of:=SUM([.D32:.D38])" office:value-type="float" office:value="8">
            <text:p>8</text:p>
          </table:table-cell>
          <table:table-cell table:style-name="ce3" table:formula="of:=SUM([.E32:.E38])" office:value-type="float" office:value="10">
            <text:p>10</text:p>
          </table:table-cell>
          <table:table-cell table:style-name="ce3" table:formula="of:=SUM([.F32:.F38])" office:value-type="float" office:value="0">
            <text:p>0</text:p>
          </table:table-cell>
          <table:table-cell table:style-name="ce3" table:formula="of:=SUM([.G32:.G38])" office:value-type="float" office:value="0">
            <text:p>0</text:p>
          </table:table-cell>
          <table:table-cell table:style-name="ce3" table:formula="of:=SUM([.H32:.H38])" office:value-type="float" office:value="6">
            <text:p>6</text:p>
          </table:table-cell>
          <table:table-cell table:number-columns-repeated="3"/>
          <table:table-cell table:style-name="ce3" table:formula="of:=SUM([.L32:.L38])" office:value-type="float" office:value="2">
            <text:p>2</text:p>
          </table:table-cell>
          <table:table-cell table:style-name="ce3" table:formula="of:=SUM([.M32:.M38])" office:value-type="float" office:value="6">
            <text:p>6</text:p>
          </table:table-cell>
          <table:table-cell table:style-name="ce3" table:formula="of:=SUM([.N32:.N38])" office:value-type="float" office:value="22">
            <text:p>22</text:p>
          </table:table-cell>
          <table:table-cell table:style-name="ce3" table:formula="of:=SUM([.O32:.O38])" office:value-type="float" office:value="0">
            <text:p>0</text:p>
          </table:table-cell>
          <table:table-cell table:style-name="ce3" table:formula="of:=SUM([.P32:.P38])" office:value-type="float" office:value="0">
            <text:p>0</text:p>
          </table:table-cell>
          <table:table-cell table:style-name="ce3" table:formula="of:=SUM([.Q32:.Q38])" office:value-type="float" office:value="10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4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31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52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>
              <t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A1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1.1</text:p>
          </table:table-cell>
          <table:table-cell office:value-type="string">
            <text:p>Stesura</text:p>
          </table:table-cell>
          <table:table-cell office:value-type="string">
            <text:p>Progettista</text:p>
          </table:table-cell>
          <table:table-cell office:value-type="float" office:value="59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A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A2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2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A3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3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8])" office:value-type="float" office:value="61">
            <text:p>61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1]" office:value-type="float" office:value="2">
            <text:p>2</text:p>
          </table:table-cell>
          <table:table-cell table:formula="of:=[.D31]" office:value-type="float" office:value="0">
            <text:p>0</text:p>
          </table:table-cell>
          <table:table-cell table:formula="of:=[.E31]" office:value-type="float" office:value="0">
            <text:p>0</text:p>
          </table:table-cell>
          <table:table-cell table:formula="of:=[.F31]" office:value-type="float" office:value="59">
            <text:p>59</text:p>
          </table:table-cell>
          <table:table-cell table:formula="of:=[.G31]" office:value-type="float" office:value="0">
            <text:p>0</text:p>
          </table:table-cell>
          <table:table-cell table:formula="of:=[.H31]" office:value-type="float" office:value="20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)" office:value-type="float" office:value="20">
            <text:p>20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1]" office:value-type="float" office:value="2">
            <text:p>2</text:p>
          </table:table-cell>
          <table:table-cell table:formula="of:=[.M31]" office:value-type="float" office:value="0">
            <text:p>0</text:p>
          </table:table-cell>
          <table:table-cell table:formula="of:=[.N31]" office:value-type="float" office:value="0">
            <text:p>0</text:p>
          </table:table-cell>
          <table:table-cell table:formula="of:=[.O31]" office:value-type="float" office:value="51">
            <text:p>51</text:p>
          </table:table-cell>
          <table:table-cell table:formula="of:=[.P31]" office:value-type="float" office:value="0">
            <text:p>0</text:p>
          </table:table-cell>
          <table:table-cell table:formula="of:=[.Q31]" office:value-type="float" office:value="19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0:.E11])" office:value-type="float" office:value="81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6];[.E8])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15]*[.D15]" office:value-type="float" office:value="60">
            <text:p>6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11]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L15]*[.M15]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/>
          <table:table-cell office:value-type="float" office:value="20">
            <text:p>20</text:p>
          </table:table-cell>
          <table:table-cell table:formula="of:=[.C16]*[.D16]" office:value-type="float" office:value="0">
            <text:p>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L16]*[.M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17]*[.D17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1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L17]*[.M1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3])" office:value-type="float" office:value="59">
            <text:p>59</text:p>
          </table:table-cell>
          <table:table-cell office:value-type="float" office:value="22">
            <text:p>22</text:p>
          </table:table-cell>
          <table:table-cell table:formula="of:=[.C18]*[.D18]" office:value-type="float" office:value="1298">
            <text:p>1298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1]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L18]*[.M18]" office:value-type="float" office:value="1122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19]*[.D19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1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19]*[.M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)"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C20]*[.D20]" office:value-type="float" office:value="300">
            <text:p>30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1]"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[.L20]*[.M20]" office:value-type="float" office:value="285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5:.C20])" office:value-type="float" office:value="81">
            <text:p>81</text:p>
          </table:table-cell>
          <table:table-cell table:style-name="ce3"/>
          <table:table-cell table:style-name="ce3" table:formula="of:=SUM([.E15:.E20])" office:value-type="float" office:value="1658">
            <text:p>1658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15:.L20])" office:value-type="float" office:value="72">
            <text:p>72</text:p>
          </table:table-cell>
          <table:table-cell table:style-name="ce3"/>
          <table:table-cell table:style-name="ce3" table:formula="of:=SUM([.N15:.N20])"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4:.H24])" office:value-type="float" office:value="11">
            <text:p>11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4:.Q24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5:.H25])" office:value-type="float" office:value="13">
            <text:p>13</text:p>
          </table:table-cell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5:.Q25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6:.H26])" office:value-type="float" office:value="11">
            <text:p>11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6:.Q26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table:style-name="ce8" table:formula="of:=SUM([.C27:.H27])" office:value-type="float" office:value="8">
            <text:p>8</text:p>
          </table:table-cell>
          <table:table-cell/>
          <table:table-cell table:style-name="ce2" office:value-type="string">
            <text:p>Thomas Pigarelli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table:style-name="ce8" table:formula="of:=SUM([.L27:.Q27])" office:value-type="float" office:value="8">
            <text:p>8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8:.H28])" office:value-type="float" office:value="12">
            <text:p>12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8:.Q28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9:.H29])" office:value-type="float" office:value="13">
            <text:p>13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9:.Q29])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30:.H30])" office:value-type="float" office:value="13">
            <text:p>13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8" table:formula="of:=SUM([.L30:.Q30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>
            <text:p>2</text:p>
          </table:table-cell>
          <table:table-cell table:style-name="ce3" table:formula="of:=SUM([.D24:.D30])" office:value-type="float" office:value="0">
            <text:p>0</text:p>
          </table:table-cell>
          <table:table-cell table:style-name="ce3" table:formula="of:=SUM([.E24:.E30])" office:value-type="float" office:value="0">
            <text:p>0</text:p>
          </table:table-cell>
          <table:table-cell table:style-name="ce3" table:formula="of:=SUM([.F24:.F30])" office:value-type="float" office:value="59">
            <text:p>59</text:p>
          </table:table-cell>
          <table:table-cell table:style-name="ce3" table:formula="of:=SUM([.G24:.G30])" office:value-type="float" office:value="0">
            <text:p>0</text:p>
          </table:table-cell>
          <table:table-cell table:style-name="ce3" table:formula="of:=SUM([.H24:.H30])" office:value-type="float" office:value="20">
            <text:p>20</text:p>
          </table:table-cell>
          <table:table-cell table:number-columns-repeated="3"/>
          <table:table-cell table:style-name="ce3" table:formula="of:=SUM([.L24:.L30])" office:value-type="float" office:value="2">
            <text:p>2</text:p>
          </table:table-cell>
          <table:table-cell table:style-name="ce3" table:formula="of:=SUM([.M24:.M30])" office:value-type="float" office:value="0">
            <text:p>0</text:p>
          </table:table-cell>
          <table:table-cell table:style-name="ce3" table:formula="of:=SUM([.N24:.N30])" office:value-type="float" office:value="0">
            <text:p>0</text:p>
          </table:table-cell>
          <table:table-cell table:style-name="ce3" table:formula="of:=SUM([.O24:.O30])" office:value-type="float" office:value="51">
            <text:p>51</text:p>
          </table:table-cell>
          <table:table-cell table:style-name="ce3" table:formula="of:=SUM([.P24:.P30])" office:value-type="float" office:value="0">
            <text:p>0</text:p>
          </table:table-cell>
          <table:table-cell table:style-name="ce3" table:formula="of:=SUM([.Q24:.Q30])" office:value-type="float" office:value="19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9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7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82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>
              <text:p/>
            </draw:object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D1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1.1</text:p>
          </table:table-cell>
          <table:table-cell office:value-type="string">
            <text:p>Stesura</text:p>
          </table:table-cell>
          <table:table-cell office:value-type="string">
            <text:p>Progettista</text:p>
          </table:table-cell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0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2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2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3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3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)" office:value-type="float" office:value="104">
            <text:p>104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3]" office:value-type="float" office:value="4">
            <text:p>4</text:p>
          </table:table-cell>
          <table:table-cell table:formula="of:=[.D33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formula="of:=[.F33]" office:value-type="float" office:value="100">
            <text:p>100</text:p>
          </table:table-cell>
          <table:table-cell table:formula="of:=[.G33]" office:value-type="float" office:value="0">
            <text:p>0</text:p>
          </table:table-cell>
          <table:table-cell table:formula="of:=[.H33]" office:value-type="float" office:value="34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)" office:value-type="float" office:value="34">
            <text:p>34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3]" office:value-type="float" office:value="10">
            <text:p>10</text:p>
          </table:table-cell>
          <table:table-cell table:formula="of:=[.M33]" office:value-type="float" office:value="0">
            <text:p>0</text:p>
          </table:table-cell>
          <table:table-cell table:formula="of:=[.N33]" office:value-type="float" office:value="0">
            <text:p>0</text:p>
          </table:table-cell>
          <table:table-cell table:formula="of:=[.O33]" office:value-type="float" office:value="85">
            <text:p>85</text:p>
          </table:table-cell>
          <table:table-cell table:formula="of:=[.P33]" office:value-type="float" office:value="0">
            <text:p>0</text:p>
          </table:table-cell>
          <table:table-cell table:formula="of:=[.Q33]" office:value-type="float" office:value="27">
            <text:p>2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2:.E13])" office:value-type="float" office:value="138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6];[.E9])"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17]*[.D17]" office:value-type="float" office:value="120">
            <text:p>12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13]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.L17]*[.M17]"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/>
          <table:table-cell office:value-type="float" office:value="20">
            <text:p>20</text:p>
          </table:table-cell>
          <table:table-cell table:formula="of:=[.C18]*[.D18]" office:value-type="float" office:value="0">
            <text:p>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3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L18]*[.M1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19]*[.D19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3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L19]*[.M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3])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[.C20]*[.D20]" office:value-type="float" office:value="2200">
            <text:p>220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3]" office:value-type="float" office:value="85">
            <text:p>85</text:p>
          </table:table-cell>
          <table:table-cell office:value-type="float" office:value="22">
            <text:p>22</text:p>
          </table:table-cell>
          <table:table-cell table:formula="of:=[.L20]*[.M20]" office:value-type="float" office:value="1870">
            <text:p>18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21]*[.D21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3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21]*[.M2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)"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[.C22]*[.D22]" office:value-type="float" office:value="510">
            <text:p>51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3]"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[.L22]*[.M22]" office:value-type="float" office:value="405">
            <text:p>4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7:.C22])" office:value-type="float" office:value="138">
            <text:p>138</text:p>
          </table:table-cell>
          <table:table-cell table:style-name="ce3"/>
          <table:table-cell table:style-name="ce3" table:formula="of:=SUM([.E17:.E22])" office:value-type="float" office:value="2830">
            <text:p>2830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17:.L22])" office:value-type="float" office:value="122">
            <text:p>122</text:p>
          </table:table-cell>
          <table:table-cell table:style-name="ce3"/>
          <table:table-cell table:style-name="ce3" table:formula="of:=SUM([.N17:.N22])" office:value-type="float" office:value="2575">
            <text:p>257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6:.H26])" office:value-type="float" office:value="19">
            <text:p>19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6:.Q26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8" table:formula="of:=SUM([.C27:.H27])" office:value-type="float" office:value="20">
            <text:p>20</text:p>
          </table:table-cell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style-name="ce8" table:formula="of:=SUM([.L27:.Q27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8:.H28])" office:value-type="float" office:value="19">
            <text:p>19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8:.Q28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8" table:formula="of:=SUM([.C29:.H29])" office:value-type="float" office:value="19">
            <text:p>19</text:p>
          </table:table-cell>
          <table:table-cell/>
          <table:table-cell table:style-name="ce2" office:value-type="string">
            <text:p>Thomas Pigarelli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style-name="ce8" table:formula="of:=SUM([.L29:.Q29])" office:value-type="float" office:value="19">
            <text:p>19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7">
            <text:p>7</text:p>
          </table:table-cell>
          <table:table-cell table:style-name="ce8" table:formula="of:=SUM([.C30:.H30])" office:value-type="float" office:value="21">
            <text:p>21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30:.Q30])"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6">
            <text:p>6</text:p>
          </table:table-cell>
          <table:table-cell table:style-name="ce8" table:formula="of:=SUM([.C31:.H31])" office:value-type="float" office:value="20">
            <text:p>20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31:.Q31])"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style-name="ce8" table:formula="of:=SUM([.C32:.H32])" office:value-type="float" office:value="20">
            <text:p>20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 table:style-name="ce8" table:formula="of:=SUM([.L32:.Q32])" office:value-type="float" office:value="18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>
            <text:p>4</text:p>
          </table:table-cell>
          <table:table-cell table:style-name="ce3" table:formula="of:=SUM([.D26:.D32])" office:value-type="float" office:value="0">
            <text:p>0</text:p>
          </table:table-cell>
          <table:table-cell table:style-name="ce3" table:formula="of:=SUM([.E26:.E32])" office:value-type="float" office:value="0">
            <text:p>0</text:p>
          </table:table-cell>
          <table:table-cell table:style-name="ce3" table:formula="of:=SUM([.F26:.F32])" office:value-type="float" office:value="100">
            <text:p>100</text:p>
          </table:table-cell>
          <table:table-cell table:style-name="ce3" table:formula="of:=SUM([.G26:.G32])" office:value-type="float" office:value="0">
            <text:p>0</text:p>
          </table:table-cell>
          <table:table-cell table:style-name="ce3" table:formula="of:=SUM([.H26:.H32])" office:value-type="float" office:value="34">
            <text:p>34</text:p>
          </table:table-cell>
          <table:table-cell table:number-columns-repeated="3"/>
          <table:table-cell table:style-name="ce3" table:formula="of:=SUM([.L26:.L32])" office:value-type="float" office:value="10">
            <text:p>10</text:p>
          </table:table-cell>
          <table:table-cell table:style-name="ce3" table:formula="of:=SUM([.M26:.M32])" office:value-type="float" office:value="0">
            <text:p>0</text:p>
          </table:table-cell>
          <table:table-cell table:style-name="ce3" table:formula="of:=SUM([.N26:.N32])" office:value-type="float" office:value="0">
            <text:p>0</text:p>
          </table:table-cell>
          <table:table-cell table:style-name="ce3" table:formula="of:=SUM([.O26:.O32])" office:value-type="float" office:value="85">
            <text:p>85</text:p>
          </table:table-cell>
          <table:table-cell table:style-name="ce3" table:formula="of:=SUM([.P26:.P32])" office:value-type="float" office:value="0">
            <text:p>0</text:p>
          </table:table-cell>
          <table:table-cell table:style-name="ce3" table:formula="of:=SUM([.Q26:.Q32])" office:value-type="float" office:value="27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71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31in">
            <draw:object draw:notify-on-update-of-ranges="Codifica.B37:Codifica.B42 Codifica.C37:Codifica.C4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5in">
            <draw:object draw:notify-on-update-of-ranges="Codifica.L31:Codifica.Q31 Codifica.K32:Codifica.K32 Codifica.L32:Codifica.Q32 Codifica.K33:Codifica.K33 Codifica.L33:Codifica.Q33" xlink:href="./Object 20" xlink:type="simple" xlink:show="embed" xlink:actuate="onLoad">
              <t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DC1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1.1</text:p>
          </table:table-cell>
          <table:table-cell office:value-type="string">
            <text:p>Incremento</text:p>
          </table:table-cell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3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3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4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4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gettista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5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5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6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6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6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7</text:p>
          </table:table-cell>
          <table:table-cell table:style-name="ce1" office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7.1</text:p>
          </table:table-cell>
          <table:table-cell office:value-type="string">
            <text:p>Stesura</text:p>
          </table:table-cell>
          <table:table-cell office:value-type="string">
            <text:p>Programmatore</text:p>
          </table:table-cell>
          <table:table-cell office:value-type="float" office:value="95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7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8</text:p>
          </table:table-cell>
          <table:table-cell table:style-name="ce1" office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8.1</text:p>
          </table:table-cell>
          <table:table-cell office:value-type="string">
            <text:p>Stesura</text:p>
          </table:table-cell>
          <table:table-cell office:value-type="string">
            <text:p>Amministr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gettista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8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9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9.1</text:p>
          </table:table-cell>
          <table:table-cell office:value-type="string">
            <text:p>Incremento</text:p>
          </table:table-cell>
          <table:table-cell table:style-name="ce5"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9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>
            <text:p>146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53]" office:value-type="float" office:value="6">
            <text:p>6</text:p>
          </table:table-cell>
          <table:table-cell table:formula="of:=[.D53]" office:value-type="float" office:value="7">
            <text:p>7</text:p>
          </table:table-cell>
          <table:table-cell table:formula="of:=[.E53]" office:value-type="float" office:value="8">
            <text:p>8</text:p>
          </table:table-cell>
          <table:table-cell table:formula="of:=[.F53]" office:value-type="float" office:value="29">
            <text:p>29</text:p>
          </table:table-cell>
          <table:table-cell table:formula="of:=[.G53]" office:value-type="float" office:value="95">
            <text:p>95</text:p>
          </table:table-cell>
          <table:table-cell table:formula="of:=[.H53]" office:value-type="float" office:value="58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4];[.E17];[.E20];[.E23];[.E27];[.E30])" office:value-type="float" office:value="57">
            <text:p>57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53]" office:value-type="float" office:value="7">
            <text:p>7</text:p>
          </table:table-cell>
          <table:table-cell table:formula="of:=[.M53]" office:value-type="float" office:value="6">
            <text:p>6</text:p>
          </table:table-cell>
          <table:table-cell table:formula="of:=[.N53]" office:value-type="float" office:value="9">
            <text:p>9</text:p>
          </table:table-cell>
          <table:table-cell table:formula="of:=[.O53]" office:value-type="float" office:value="33">
            <text:p>33</text:p>
          </table:table-cell>
          <table:table-cell table:formula="of:=[.P53]" office:value-type="float" office:value="81">
            <text:p>81</text:p>
          </table:table-cell>
          <table:table-cell table:formula="of:=[.Q53]" office:value-type="float" office:value="66">
            <text:p>6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32:.E33])" office:value-type="float" office:value="203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9];[.E12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C37]*[.D37]" office:value-type="float" office:value="180">
            <text:p>18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33]"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[.L37]*[.M37]" office:value-type="float" office:value="210">
            <text:p>21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;[.E25])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C38]*[.D38]" office:value-type="float" office:value="140">
            <text:p>14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33]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L38]*[.M38]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3])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39]*[.D39]" office:value-type="float" office:value="200">
            <text:p>20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33]"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L39]*[.M39]" office:value-type="float" office:value="225">
            <text:p>2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13];[.E16];[.E26];[.E19])"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C40]*[.D40]" office:value-type="float" office:value="638">
            <text:p>638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33]"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[.L40]*[.M40]" office:value-type="float" office:value="726">
            <text:p>7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.E22])"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[.C41]*[.D41]" office:value-type="float" office:value="1425">
            <text:p>1425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33]" office:value-type="float" office:value="81">
            <text:p>81</text:p>
          </table:table-cell>
          <table:table-cell office:value-type="float" office:value="15">
            <text:p>15</text:p>
          </table:table-cell>
          <table:table-cell table:formula="of:=[.L41]*[.M41]" office:value-type="float" office:value="1215">
            <text:p>121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;[.E14];[.E17];[.E20];[.E23];[.E27];[.E29];[.E30])" office:value-type="float" office:value="58">
            <text:p>58</text:p>
          </table:table-cell>
          <table:table-cell office:value-type="float" office:value="15">
            <text:p>15</text:p>
          </table:table-cell>
          <table:table-cell table:formula="of:=[.C42]*[.D42]" office:value-type="float" office:value="870">
            <text:p>87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33]" office:value-type="float" office:value="66">
            <text:p>66</text:p>
          </table:table-cell>
          <table:table-cell office:value-type="float" office:value="15">
            <text:p>15</text:p>
          </table:table-cell>
          <table:table-cell table:formula="of:=[.L42]*[.M42]" office:value-type="float" office:value="990">
            <text:p>99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37:.C42])" office:value-type="float" office:value="203">
            <text:p>203</text:p>
          </table:table-cell>
          <table:table-cell table:style-name="ce3"/>
          <table:table-cell table:style-name="ce3" table:formula="of:=SUM([.E37:.E42])" office:value-type="float" office:value="3453">
            <text:p>3453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37:.L42])" office:value-type="float" office:value="202">
            <text:p>202</text:p>
          </table:table-cell>
          <table:table-cell table:style-name="ce3"/>
          <table:table-cell table:style-name="ce3" table:formula="of:=SUM([.N37:.N42])" office:value-type="float" office:value="3486">
            <text:p>348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8" table:formula="of:=SUM([.C46:.H46])" office:value-type="float" office:value="29">
            <text:p>29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style-name="ce8" table:formula="of:=SUM([.L46:.Q46])"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8" table:formula="of:=SUM([.C47:.H47])" office:value-type="float" office:value="29">
            <text:p>29</text:p>
          </table:table-cell>
          <table:table-cell/>
          <table:table-cell table:style-name="ce2" office:value-type="string">
            <text:p>Anna Bonald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8" table:formula="of:=SUM([.L47:.Q47])" office:value-type="float" office:value="32">
            <text:p>32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style-name="ce8" table:formula="of:=SUM([.C48:.H48])" office:value-type="float" office:value="29">
            <text:p>29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L48:.Q48])" office:value-type="float" office:value="29">
            <text:p>29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8" table:formula="of:=SUM([.C49:.H49])" office:value-type="float" office:value="29">
            <text:p>29</text:p>
          </table:table-cell>
          <table:table-cell/>
          <table:table-cell table:style-name="ce2" office:value-type="string">
            <text:p>Thomas Pigarelli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8" table:formula="of:=SUM([.L49:.Q49])" office:value-type="float" office:value="28">
            <text:p>28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8" table:formula="of:=SUM([.C50:.H50])" office:value-type="float" office:value="29">
            <text:p>29</text:p>
          </table:table-cell>
          <table:table-cell/>
          <table:table-cell table:style-name="ce2" office:value-type="string">
            <text:p>Walter Sand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8" table:formula="of:=SUM([.L50:.Q50])" office:value-type="float" office:value="25">
            <text:p>25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C51:.H51])" office:value-type="float" office:value="29">
            <text:p>29</text:p>
          </table:table-cell>
          <table:table-cell/>
          <table:table-cell table:style-name="ce2" office:value-type="string">
            <text:p>Andrea Venier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8" table:formula="of:=SUM([.L51:.Q51])"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C52:.H52])" office:value-type="float" office:value="29">
            <text:p>29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8" table:formula="of:=SUM([.L52:.Q52])" office:value-type="float" office:value="28">
            <text:p>2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>
            <text:p>6</text:p>
          </table:table-cell>
          <table:table-cell table:style-name="ce3" table:formula="of:=SUM([.D46:.D52])" office:value-type="float" office:value="7">
            <text:p>7</text:p>
          </table:table-cell>
          <table:table-cell table:style-name="ce3" table:formula="of:=SUM([.E46:.E52])" office:value-type="float" office:value="8">
            <text:p>8</text:p>
          </table:table-cell>
          <table:table-cell table:style-name="ce3" table:formula="of:=SUM([.F46:.F52])" office:value-type="float" office:value="29">
            <text:p>29</text:p>
          </table:table-cell>
          <table:table-cell table:style-name="ce3" table:formula="of:=SUM([.G46:.G52])" office:value-type="float" office:value="95">
            <text:p>95</text:p>
          </table:table-cell>
          <table:table-cell table:style-name="ce3" table:formula="of:=SUM([.H46:.H52])" office:value-type="float" office:value="58">
            <text:p>58</text:p>
          </table:table-cell>
          <table:table-cell table:number-columns-repeated="3"/>
          <table:table-cell table:style-name="ce3" table:formula="of:=SUM([.L46:.L52])" office:value-type="float" office:value="7">
            <text:p>7</text:p>
          </table:table-cell>
          <table:table-cell table:style-name="ce3" table:formula="of:=SUM([.M46:.M52])" office:value-type="float" office:value="6">
            <text:p>6</text:p>
          </table:table-cell>
          <table:table-cell table:style-name="ce3" table:formula="of:=SUM([.N46:.N52])" office:value-type="float" office:value="9">
            <text:p>9</text:p>
          </table:table-cell>
          <table:table-cell table:style-name="ce3" table:formula="of:=SUM([.O46:.O52])" office:value-type="float" office:value="33">
            <text:p>33</text:p>
          </table:table-cell>
          <table:table-cell table:style-name="ce3" table:formula="of:=SUM([.P46:.P52])" office:value-type="float" office:value="81">
            <text:p>81</text:p>
          </table:table-cell>
          <table:table-cell table:style-name="ce3" table:formula="of:=SUM([.Q46:.Q52])" office:value-type="float" office:value="66">
            <text:p>66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5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6965in" svg:y="9.8378in">
            <draw:object draw:notify-on-update-of-ranges="'Verifica e Validazione'.B37:'Verifica e Validazione'.B42 'Verifica e Validazione'.C37:'Verifica e Validazione'.C4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618in" svg:y="9.6709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>
              <text:p/>
            </draw:object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VV1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>
            <text:p>VV1.1</text:p>
          </table:table-cell>
          <table:table-cell table:style-name="ce11" office:value-type="string">
            <text:p>Incremento</text:p>
          </table:table-cell>
          <table:table-cell table:style-name="ce5" office:value-type="string">
            <text:p>Verificatore</text:p>
          </table:table-cell>
          <table:table-cell/>
          <table:table-cell table:number-columns-repeated="13"/>
        </table:table-row>
        <table:table-row table:style-name="ro1">
          <table:table-cell/>
          <table:table-cell office:value-type="string">
            <text:p>VV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3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3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4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4.1</text:p>
          </table:table-cell>
          <table:table-cell office:value-type="string">
            <text:p>Incremento</text:p>
          </table:table-cell>
          <table:table-cell office:value-type="string">
            <text:p>Verificatore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4.2</text:p>
          </table:table-cell>
          <table:table-cell office:value-type="string">
            <text:p>Verifica</text:p>
          </table:table-cell>
          <table:table-cell table:style-name="ce5" office:value-type="string">
            <text:p>Responsabil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5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5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6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6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6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7</text:p>
          </table:table-cell>
          <table:table-cell table:style-name="ce1" office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7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7.2</text:p>
          </table:table-cell>
          <table:table-cell office:value-type="string">
            <text:p>Verifica</text:p>
          </table:table-cell>
          <table:table-cell table:style-name="ce5" office:value-type="string">
            <text:p>Responsabile</text:p>
          </table:table-cell>
          <table:table-cell table:style-name="ce1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Verific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8</text:p>
          </table:table-cell>
          <table:table-cell table:style-name="ce1" office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>
            <text:p>Responsabil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Programmatore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Verificatore</text:p>
          </table:table-cell>
          <table:table-cell table:style-name="ce1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6];[.E19];[.E22];[.E23])" office:value-type="float" office:value="57">
            <text:p>57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53]" office:value-type="float" office:value="16">
            <text:p>16</text:p>
          </table:table-cell>
          <table:table-cell table:formula="of:=[.D53]" office:value-type="float" office:value="20">
            <text:p>20</text:p>
          </table:table-cell>
          <table:table-cell table:formula="of:=[.E53]" office:value-type="float" office:value="0">
            <text:p>0</text:p>
          </table:table-cell>
          <table:table-cell table:formula="of:=[.F53]" office:value-type="float" office:value="21">
            <text:p>21</text:p>
          </table:table-cell>
          <table:table-cell table:formula="of:=[.G53]" office:value-type="float" office:value="18">
            <text:p>18</text:p>
          </table:table-cell>
          <table:table-cell table:formula="of:=[.H53]" office:value-type="float" office:value="51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>
            <text:p>69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53]" office:value-type="float" office:value="9">
            <text:p>9</text:p>
          </table:table-cell>
          <table:table-cell table:formula="of:=[.M53]" office:value-type="float" office:value="9">
            <text:p>9</text:p>
          </table:table-cell>
          <table:table-cell table:formula="of:=[.N53]" office:value-type="float" office:value="5">
            <text:p>5</text:p>
          </table:table-cell>
          <table:table-cell table:formula="of:=[.O53]" office:value-type="float" office:value="24">
            <text:p>24</text:p>
          </table:table-cell>
          <table:table-cell table:formula="of:=[.P53]" office:value-type="float" office:value="42">
            <text:p>42</text:p>
          </table:table-cell>
          <table:table-cell table:formula="of:=[.Q53]" office:value-type="float" office:value="49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32:.E33])" office:value-type="float" office:value="126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Responsabile</text:p>
          </table:table-cell>
          <table:table-cell table:formula="of:=SUM([.E9];[.E13];[.E24];[.E27])"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37]*[.D37]" office:value-type="float" office:value="480">
            <text:p>48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33]"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L37]*[.M37]"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;[.E23];[.E29])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C38]*[.D38]" office:value-type="float" office:value="400">
            <text:p>40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33]"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L38]*[.M38]" office:value-type="float" office:value="180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39]*[.D39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33]"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L39]*[.M39]" office:value-type="float" office:value="125">
            <text:p>1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16];[.E19];[.E22])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40]*[.D40]" office:value-type="float" office:value="462">
            <text:p>462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33]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L40]*[.M40]" office:value-type="float" office:value="528">
            <text:p>52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.E28])"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[.C41]*[.D41]" office:value-type="float" office:value="270">
            <text:p>27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33]"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[.L41]*[.M41]" office:value-type="float" office:value="630">
            <text:p>63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3];[.E4];[.E7];[.E10];[.E14];[.E17];[.E20];[.E25];[.E30];[.E12])" office:value-type="float" office:value="51">
            <text:p>51</text:p>
          </table:table-cell>
          <table:table-cell office:value-type="float" office:value="15">
            <text:p>15</text:p>
          </table:table-cell>
          <table:table-cell table:formula="of:=[.C42]*[.D42]" office:value-type="float" office:value="765">
            <text:p>765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33]"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L42]*[.M42]"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37:.C42])" office:value-type="float" office:value="126">
            <text:p>126</text:p>
          </table:table-cell>
          <table:table-cell table:style-name="ce3"/>
          <table:table-cell table:style-name="ce3" table:formula="of:=SUM([.E37:.E42])" office:value-type="float" office:value="2377">
            <text:p>2377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37:.L42])" office:value-type="float" office:value="138">
            <text:p>138</text:p>
          </table:table-cell>
          <table:table-cell table:style-name="ce3"/>
          <table:table-cell table:style-name="ce3" table:formula="of:=SUM([.N37:.N42])" office:value-type="float" office:value="2468">
            <text:p>246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8" table:formula="of:=SUM([.C46:.H46])" office:value-type="float" office:value="18">
            <text:p>18</text:p>
          </table:table-cell>
          <table:table-cell/>
          <table:table-cell table:style-name="ce2" office:value-type="string">
            <text:p>Igor Baylyak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8" table:formula="of:=SUM([.L46:.Q46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8" table:formula="of:=SUM([.C47:.H47])" office:value-type="float" office:value="18">
            <text:p>18</text:p>
          </table:table-cell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style-name="ce8" table:formula="of:=SUM([.L47:.Q47])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8" table:formula="of:=SUM([.C48:.H48])" office:value-type="float" office:value="18">
            <text:p>18</text:p>
          </table:table-cell>
          <table:table-cell/>
          <table:table-cell table:style-name="ce2" office:value-type="string">
            <text:p>Nicola De Ca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48:.Q48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table:style-name="ce8" table:formula="of:=SUM([.C49:.H49])" office:value-type="float" office:value="18">
            <text:p>18</text:p>
          </table:table-cell>
          <table:table-cell/>
          <table:table-cell table:style-name="ce2" office:value-type="string">
            <text:p>Thomas Pigarell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8" table:formula="of:=SUM([.L49:.Q49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style-name="ce8" table:formula="of:=SUM([.C50:.H50])" office:value-type="float" office:value="18">
            <text:p>18</text:p>
          </table:table-cell>
          <table:table-cell/>
          <table:table-cell table:style-name="ce2" office:value-type="string">
            <text:p>Walter Sand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8" table:formula="of:=SUM([.L50:.Q50])" office:value-type="float" office:value="27">
            <text:p>27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8" table:formula="of:=SUM([.C51:.H51])" office:value-type="float" office:value="18">
            <text:p>18</text:p>
          </table:table-cell>
          <table:table-cell/>
          <table:table-cell table:style-name="ce2" office:value-type="string">
            <text:p>Andrea Venier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table:formula="of:=SUM([.L51:.Q51])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8" table:formula="of:=SUM([.C52:.H52])" office:value-type="float" office:value="18">
            <text:p>18</text:p>
          </table:table-cell>
          <table:table-cell/>
          <table:table-cell table:style-name="ce2" office:value-type="string">
            <text:p>Alessio Vitell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8" table:formula="of:=SUM([.L52:.Q52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>
            <text:p>16</text:p>
          </table:table-cell>
          <table:table-cell table:style-name="ce3" table:formula="of:=SUM([.D46:.D52])" office:value-type="float" office:value="20">
            <text:p>20</text:p>
          </table:table-cell>
          <table:table-cell table:style-name="ce3" table:formula="of:=SUM([.E46:.E52])" office:value-type="float" office:value="0">
            <text:p>0</text:p>
          </table:table-cell>
          <table:table-cell table:style-name="ce3" table:formula="of:=SUM([.F46:.F52])" office:value-type="float" office:value="21">
            <text:p>21</text:p>
          </table:table-cell>
          <table:table-cell table:style-name="ce3" table:formula="of:=SUM([.G46:.G52])" office:value-type="float" office:value="18">
            <text:p>18</text:p>
          </table:table-cell>
          <table:table-cell table:style-name="ce3" table:formula="of:=SUM([.H46:.H52])" office:value-type="float" office:value="51">
            <text:p>51</text:p>
          </table:table-cell>
          <table:table-cell table:number-columns-repeated="3"/>
          <table:table-cell table:style-name="ce3" table:formula="of:=SUM([.L46:.L52])" office:value-type="float" office:value="9">
            <text:p>9</text:p>
          </table:table-cell>
          <table:table-cell table:style-name="ce3" table:formula="of:=SUM([.M46:.M52])" office:value-type="float" office:value="9">
            <text:p>9</text:p>
          </table:table-cell>
          <table:table-cell table:style-name="ce3" table:formula="of:=SUM([.N46:.N52])" office:value-type="float" office:value="5">
            <text:p>5</text:p>
          </table:table-cell>
          <table:table-cell table:style-name="ce3" table:formula="of:=SUM([.O46:.O52])" office:value-type="float" office:value="24">
            <text:p>24</text:p>
          </table:table-cell>
          <table:table-cell table:style-name="ce3" table:formula="of:=SUM([.P46:.P52])" office:value-type="float" office:value="42">
            <text:p>42</text:p>
          </table:table-cell>
          <table:table-cell table:style-name="ce3" table:formula="of:=SUM([.Q46:.Q52])" office:value-type="float" office:value="49">
            <text:p>49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6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7in">
            <draw:object draw:notify-on-update-of-ranges="Riepilogo.B17:Riepilogo.B22 Riepilogo.C17:Riepilogo.C22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5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>
              <text:p/>
            </draw:object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>
            <text:p>34</text:p>
          </table:table-cell>
          <table:table-cell table:style-name="ce8" table:formula="of:=SUM([.C7:.H7])" office:value-type="float" office:value="105">
            <text:p>105</text:p>
          </table:table-cell>
          <table:table-cell/>
          <table:table-cell table:style-name="ce2" office:value-type="string">
            <text:p>Analisi</text:p>
          </table:table-cell>
          <table:table-cell table:formula="of:=[Analisi.C35]" office:value-type="float" office:value="161">
            <text:p>161</text:p>
          </table:table-cell>
          <table:table-cell table:formula="of:=[Analisi.E35]" office:value-type="float" office:value="3425">
            <text:p>3425</text:p>
          </table:table-cell>
          <table:table-cell table:number-columns-repeated="3"/>
          <table:table-cell table:style-name="ce9" office:value-type="string">
            <text:p>Ore previste</text:p>
          </table:table-cell>
          <table:table-cell table:formula="of:=[.C14]" office:value-type="float" office:value="42">
            <text:p>42</text:p>
          </table:table-cell>
          <table:table-cell table:formula="of:=[.D14]" office:value-type="float" office:value="73">
            <text:p>73</text:p>
          </table:table-cell>
          <table:table-cell table:formula="of:=[.E14]" office:value-type="float" office:value="82">
            <text:p>82</text:p>
          </table:table-cell>
          <table:table-cell table:formula="of:=[.F14]" office:value-type="float" office:value="209">
            <text:p>209</text:p>
          </table:table-cell>
          <table:table-cell table:formula="of:=[.G14]" office:value-type="float" office:value="113">
            <text:p>113</text:p>
          </table:table-cell>
          <table:table-cell table:formula="of:=[.H14]" office:value-type="float" office:value="216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>
            <text:p>27</text:p>
          </table:table-cell>
          <table:table-cell table:style-name="ce8" table:formula="of:=SUM([.C8:.H8])" office:value-type="float" office:value="105">
            <text:p>105</text:p>
          </table:table-cell>
          <table:table-cell/>
          <table:table-cell table:style-name="ce2" office:value-type="string">
            <text:p>Analisi di Dettaglio</text:p>
          </table:table-cell>
          <table:table-cell table:formula="of:=['Analisi di Dettaglio'.C29]" office:value-type="float" office:value="26">
            <text:p>26</text:p>
          </table:table-cell>
          <table:table-cell table:formula="of:=['Analisi di Dettaglio'.E29]" office:value-type="float" office:value="560">
            <text:p>560</text:p>
          </table:table-cell>
          <table:table-cell table:number-columns-repeated="3"/>
          <table:table-cell table:style-name="ce9" office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43">
            <text:p>43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60">
            <text:p>60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6">
            <text:p>96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193">
            <text:p>193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23">
            <text:p>12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20">
            <text:p>22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>
            <text:p>29</text:p>
          </table:table-cell>
          <table:table-cell table:style-name="ce8" table:formula="of:=SUM([.C9:.H9])" office:value-type="float" office:value="105">
            <text:p>105</text:p>
          </table:table-cell>
          <table:table-cell/>
          <table:table-cell table:style-name="ce2" office:value-type="string">
            <text:p>Progettazione Architetturale</text:p>
          </table:table-cell>
          <table:table-cell table:formula="of:=['Progettazione Architetturale'.C21]" office:value-type="float" office:value="81">
            <text:p>81</text:p>
          </table:table-cell>
          <table:table-cell table:formula="of:=['Progettazione Architetturale'.E21]" office:value-type="float" office:value="1658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>
            <text:p>27</text:p>
          </table:table-cell>
          <table:table-cell table:style-name="ce8" table:formula="of:=SUM([.C10:.H10])" office:value-type="float" office:value="105">
            <text:p>105</text:p>
          </table:table-cell>
          <table:table-cell/>
          <table:table-cell table:style-name="ce2" office:value-type="string">
            <text:p>Progettazione di Dettaglio</text:p>
          </table:table-cell>
          <table:table-cell table:formula="of:=['Progettazione di Dettaglio'.C23]" office:value-type="float" office:value="138">
            <text:p>138</text:p>
          </table:table-cell>
          <table:table-cell table:formula="of:=['Progettazione di Dettaglio'.E23]" office:value-type="float" office:value="2830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>
            <text:p>33</text:p>
          </table:table-cell>
          <table:table-cell table:style-name="ce8" table:formula="of:=SUM([.C11:.H11])" office:value-type="float" office:value="105">
            <text:p>105</text:p>
          </table:table-cell>
          <table:table-cell/>
          <table:table-cell table:style-name="ce2" office:value-type="string">
            <text:p>Codifica</text:p>
          </table:table-cell>
          <table:table-cell table:formula="of:=[Codifica.C43]" office:value-type="float" office:value="203">
            <text:p>203</text:p>
          </table:table-cell>
          <table:table-cell table:formula="of:=[Codifica.E43]" office:value-type="float" office:value="3453">
            <text:p>3453</text:p>
          </table:table-cell>
          <table:table-cell table:number-columns-repeated="3"/>
          <table:table-cell table:style-name="Default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</text:p>
          </table:table-cell>
          <table:table-cell table:style-name="ce2" office:value-type="string">
            <text:p>Differenza costo</text:p>
          </table:table-cell>
          <table:table-cell table:style-name="ce2" office:value-type="string">
            <text:p>Differenza ore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>
            <text:p>33</text:p>
          </table:table-cell>
          <table:table-cell table:style-name="ce8" table:formula="of:=SUM([.C12:.H12])" office:value-type="float" office:value="105">
            <text:p>105</text:p>
          </table:table-cell>
          <table:table-cell/>
          <table:table-cell table:style-name="ce2" office:value-type="string">
            <text:p>Verifica e Validazione</text:p>
          </table:table-cell>
          <table:table-cell table:formula="of:=['Verifica e Validazione'.C43]" office:value-type="float" office:value="126">
            <text:p>126</text:p>
          </table:table-cell>
          <table:table-cell table:formula="of:=['Verifica e Validazione'.E43]" office:value-type="float" office:value="2377">
            <text:p>2377</text:p>
          </table:table-cell>
          <table:table-cell table:number-columns-repeated="3"/>
          <table:table-cell office:value-type="string">
            <text:p>Responsabile</text:p>
          </table:table-cell>
          <table:table-cell table:formula="of:=[.R8]" office:value-type="float" office:value="43">
            <text:p>43</text:p>
          </table:table-cell>
          <table:table-cell office:value-type="float" office:value="30">
            <text:p>30</text:p>
          </table:table-cell>
          <table:table-cell table:formula="of:=[.R12]*[.S12]" office:value-type="float" office:value="1290">
            <text:p>1290</text:p>
          </table:table-cell>
          <table:table-cell/>
          <table:table-cell table:style-name="ce2" office:value-type="string">
            <text:p>Analisi</text:p>
          </table:table-cell>
          <table:table-cell table:formula="of:=[Analisi.L35]" office:value-type="float" office:value="161">
            <text:p>161</text:p>
          </table:table-cell>
          <table:table-cell table:formula="of:=[Analisi.N35]" office:value-type="float" office:value="3405">
            <text:p>3405</text:p>
          </table:table-cell>
          <table:table-cell table:formula="of:=[.X12]-[.M7]" office:value-type="float" office:value="-20">
            <text:p>-20</text:p>
          </table:table-cell>
          <table:table-cell table:formula="of:=[.W12]-[.L7]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>
            <text:p>33</text:p>
          </table:table-cell>
          <table:table-cell table:style-name="ce8" table:formula="of:=SUM([.C13:.H13])" office:value-type="float" office:value="105">
            <text:p>105</text:p>
          </table:table-cell>
          <table:table-cell/>
          <table:table-cell table:style-name="ce3" office:value-type="string">
            <text:p>Totale</text:p>
          </table:table-cell>
          <table:table-cell table:style-name="ce3" table:formula="of:=SUM([.L7:.L12])" office:value-type="float" office:value="735">
            <text:p>735</text:p>
          </table:table-cell>
          <table:table-cell table:style-name="ce3" table:formula="of:=SUM([.M7:.M12])" office:value-type="float" office:value="14303">
            <text:p>14303</text:p>
          </table:table-cell>
          <table:table-cell table:number-columns-repeated="3"/>
          <table:table-cell office:value-type="string">
            <text:p>Amministratore</text:p>
          </table:table-cell>
          <table:table-cell table:formula="of:=[.S8]"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[.R13]*[.S13]" office:value-type="float" office:value="1200">
            <text:p>1200</text:p>
          </table:table-cell>
          <table:table-cell/>
          <table:table-cell table:style-name="ce2" office:value-type="string">
            <text:p>Analisi di Dettaglio</text:p>
          </table:table-cell>
          <table:table-cell table:formula="of:=['Analisi di Dettaglio'.L29]" office:value-type="float" office:value="40">
            <text:p>40</text:p>
          </table:table-cell>
          <table:table-cell table:formula="of:=['Analisi di Dettaglio'.N29]" office:value-type="float" office:value="880">
            <text:p>880</text:p>
          </table:table-cell>
          <table:table-cell table:formula="of:=[.X13]-[.M8]" office:value-type="float" office:value="320">
            <text:p>320</text:p>
          </table:table-cell>
          <table:table-cell table:formula="of:=[.W13]-[.L8]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>
            <text:p>42</text:p>
          </table:table-cell>
          <table:table-cell table:style-name="ce3" table:formula="of:=SUM([.D7:.D13])" office:value-type="float" office:value="73">
            <text:p>73</text:p>
          </table:table-cell>
          <table:table-cell table:style-name="ce3" table:formula="of:=SUM([.E7:.E13])" office:value-type="float" office:value="82">
            <text:p>82</text:p>
          </table:table-cell>
          <table:table-cell table:style-name="ce3" table:formula="of:=SUM([.F7:.F13])" office:value-type="float" office:value="209">
            <text:p>209</text:p>
          </table:table-cell>
          <table:table-cell table:style-name="ce3" table:formula="of:=SUM([.G7:.G13])" office:value-type="float" office:value="113">
            <text:p>113</text:p>
          </table:table-cell>
          <table:table-cell table:style-name="ce3" table:formula="of:=SUM([.H7:.H13])" office:value-type="float" office:value="216">
            <text:p>216</text:p>
          </table:table-cell>
          <table:table-cell table:number-columns-repeated="8"/>
          <table:table-cell office:value-type="string">
            <text:p>Analista</text:p>
          </table:table-cell>
          <table:table-cell table:formula="of:=[.T8]" office:value-type="float" office:value="96">
            <text:p>96</text:p>
          </table:table-cell>
          <table:table-cell office:value-type="float" office:value="25">
            <text:p>25</text:p>
          </table:table-cell>
          <table:table-cell table:formula="of:=[.R14]*[.S14]" office:value-type="float" office:value="2400">
            <text:p>2400</text:p>
          </table:table-cell>
          <table:table-cell/>
          <table:table-cell table:style-name="ce2" office:value-type="string">
            <text:p>Progettazione Architetturale</text:p>
          </table:table-cell>
          <table:table-cell table:formula="of:=['Progettazione Architetturale'.L21]" office:value-type="float" office:value="72">
            <text:p>72</text:p>
          </table:table-cell>
          <table:table-cell table:formula="of:=['Progettazione Architetturale'.N21]" office:value-type="float" office:value="1467">
            <text:p>1467</text:p>
          </table:table-cell>
          <table:table-cell table:formula="of:=[.X14]-[.M9]" office:value-type="float" office:value="-191">
            <text:p>-191</text:p>
          </table:table-cell>
          <table:table-cell table:formula="of:=[.W14]-[.L9]" office:value-type="float" office:value="-9">
            <text:p>-9</text:p>
          </table:table-cell>
        </table:table-row>
        <table:table-row table:style-name="ro1">
          <table:table-cell table:number-columns-repeated="16"/>
          <table:table-cell office:value-type="string">
            <text:p>Progettista</text:p>
          </table:table-cell>
          <table:table-cell table:formula="of:=[.U8]" office:value-type="float" office:value="193">
            <text:p>193</text:p>
          </table:table-cell>
          <table:table-cell office:value-type="float" office:value="22">
            <text:p>22</text:p>
          </table:table-cell>
          <table:table-cell table:formula="of:=[.R15]*[.S15]" office:value-type="float" office:value="4246">
            <text:p>4246</text:p>
          </table:table-cell>
          <table:table-cell/>
          <table:table-cell table:style-name="ce2" office:value-type="string">
            <text:p>Progettazione di Dettaglio</text:p>
          </table:table-cell>
          <table:table-cell table:formula="of:=['Progettazione di Dettaglio'.L23]" office:value-type="float" office:value="122">
            <text:p>122</text:p>
          </table:table-cell>
          <table:table-cell table:formula="of:=['Progettazione di Dettaglio'.N23]" office:value-type="float" office:value="2575">
            <text:p>2575</text:p>
          </table:table-cell>
          <table:table-cell table:formula="of:=[.X15]-[.M10]" office:value-type="float" office:value="-255">
            <text:p>-255</text:p>
          </table:table-cell>
          <table:table-cell table:formula="of:=[.W15]-[.L10]" office:value-type="float" office:value="-16">
            <text:p>-16</text:p>
          </table:table-cell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11"/>
          <table:table-cell office:value-type="string">
            <text:p>Programmatore</text:p>
          </table:table-cell>
          <table:table-cell table:formula="of:=[.V8]" office:value-type="float" office:value="123">
            <text:p>123</text:p>
          </table:table-cell>
          <table:table-cell office:value-type="float" office:value="15">
            <text:p>15</text:p>
          </table:table-cell>
          <table:table-cell table:formula="of:=[.R16]*[.S16]" office:value-type="float" office:value="1845">
            <text:p>1845</text:p>
          </table:table-cell>
          <table:table-cell/>
          <table:table-cell table:style-name="ce2" office:value-type="string">
            <text:p>Codifica</text:p>
          </table:table-cell>
          <table:table-cell table:formula="of:=[Codifica.L43]" office:value-type="float" office:value="202">
            <text:p>202</text:p>
          </table:table-cell>
          <table:table-cell table:formula="of:=[Codifica.N43]" office:value-type="float" office:value="3486">
            <text:p>3486</text:p>
          </table:table-cell>
          <table:table-cell table:formula="of:=[.X16]-[.M11]" office:value-type="float" office:value="33">
            <text:p>33</text:p>
          </table:table-cell>
          <table:table-cell table:formula="of:=[.W16]-[.L11]" office:value-type="float" office:value="-1">
            <text:p>-1</text:p>
          </table:table-cell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>
            <text:p>42</text:p>
          </table:table-cell>
          <table:table-cell office:value-type="float" office:value="30">
            <text:p>30</text:p>
          </table:table-cell>
          <table:table-cell table:formula="of:=[.C17]*[.D17]" office:value-type="float" office:value="1260">
            <text:p>1260</text:p>
          </table:table-cell>
          <table:table-cell table:number-columns-repeated="11"/>
          <table:table-cell office:value-type="string">
            <text:p>Verificatore</text:p>
          </table:table-cell>
          <table:table-cell table:formula="of:=[.W8]" office:value-type="float" office:value="220">
            <text:p>220</text:p>
          </table:table-cell>
          <table:table-cell office:value-type="float" office:value="15">
            <text:p>15</text:p>
          </table:table-cell>
          <table:table-cell table:formula="of:=[.R17]*[.S17]" office:value-type="float" office:value="3300">
            <text:p>3300</text:p>
          </table:table-cell>
          <table:table-cell/>
          <table:table-cell table:style-name="ce2" office:value-type="string">
            <text:p>Verifica e Validazione</text:p>
          </table:table-cell>
          <table:table-cell table:formula="of:=['Verifica e Validazione'.L43]" office:value-type="float" office:value="138">
            <text:p>138</text:p>
          </table:table-cell>
          <table:table-cell table:formula="of:=['Verifica e Validazione'.N43]" office:value-type="float" office:value="2468">
            <text:p>2468</text:p>
          </table:table-cell>
          <table:table-cell table:formula="of:=[.X17]-[.M12]" office:value-type="float" office:value="91">
            <text:p>91</text:p>
          </table:table-cell>
          <table:table-cell table:formula="of:=[.W17]-[.L12]" office:value-type="float" office:value="12">
            <text:p>12</text:p>
          </table:table-cell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>
            <text:p>73</text:p>
          </table:table-cell>
          <table:table-cell office:value-type="float" office:value="20">
            <text:p>20</text:p>
          </table:table-cell>
          <table:table-cell table:formula="of:=[.C18]*[.D18]" office:value-type="float" office:value="1460">
            <text:p>1460</text:p>
          </table:table-cell>
          <table:table-cell table:number-columns-repeated="11"/>
          <table:table-cell table:style-name="ce3" office:value-type="string">
            <text:p>Totale</text:p>
          </table:table-cell>
          <table:table-cell table:style-name="ce3" table:formula="of:=SUM([.R12:.R17])" office:value-type="float" office:value="735">
            <text:p>735</text:p>
          </table:table-cell>
          <table:table-cell table:style-name="ce3"/>
          <table:table-cell table:style-name="ce3" table:formula="of:=SUM([.T12:.T17])" office:value-type="float" office:value="14281">
            <text:p>14281</text:p>
          </table:table-cell>
          <table:table-cell/>
          <table:table-cell table:style-name="ce3" office:value-type="string">
            <text:p>Totale</text:p>
          </table:table-cell>
          <table:table-cell table:style-name="ce3" table:formula="of:=SUM([.W12:.W17])" office:value-type="float" office:value="735">
            <text:p>735</text:p>
          </table:table-cell>
          <table:table-cell table:style-name="ce3" table:formula="of:=SUM([.X12:.X17])" office:value-type="float" office:value="14281">
            <text:p>14281</text:p>
          </table:table-cell>
          <table:table-cell table:style-name="ce3" table:formula="of:=[.X18]-[.M13]" office:value-type="float" office:value="-22">
            <text:p>-22</text:p>
          </table:table-cell>
          <table:table-cell table:style-name="ce3" table:formula="of:=[.W18]-[.L13]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>
            <text:p>82</text:p>
          </table:table-cell>
          <table:table-cell office:value-type="float" office:value="25">
            <text:p>25</text:p>
          </table:table-cell>
          <table:table-cell table:formula="of:=[.C19]*[.D19]" office:value-type="float" office:value="2050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>
            <text:p>209</text:p>
          </table:table-cell>
          <table:table-cell office:value-type="float" office:value="22">
            <text:p>22</text:p>
          </table:table-cell>
          <table:table-cell table:formula="of:=[.C20]*[.D20]" office:value-type="float" office:value="4598">
            <text:p>4598</text:p>
          </table:table-cell>
          <table:table-cell table:number-columns-repeated="11"/>
          <table:table-cell table:style-name="Default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>
            <text:p>113</text:p>
          </table:table-cell>
          <table:table-cell office:value-type="float" office:value="15">
            <text:p>15</text:p>
          </table:table-cell>
          <table:table-cell table:formula="of:=[.C21]*[.D21]" office:value-type="float" office:value="1695">
            <text:p>1695</text:p>
          </table:table-cell>
          <table:table-cell table:number-columns-repeated="11"/>
          <table:table-cell office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4">
            <text:p>4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7">
            <text:p>17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5">
            <text:p>35</text:p>
          </table:table-cell>
          <table:table-cell table:style-name="ce8" table:formula="of:=SUM([.R21:.W21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>
            <text:p>216</text:p>
          </table:table-cell>
          <table:table-cell office:value-type="float" office:value="15">
            <text:p>15</text:p>
          </table:table-cell>
          <table:table-cell table:formula="of:=[.C22]*[.D22]" office:value-type="float" office:value="3240">
            <text:p>3240</text:p>
          </table:table-cell>
          <table:table-cell table:number-columns-repeated="11"/>
          <table:table-cell office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9">
            <text:p>9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4">
            <text:p>14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6">
            <text:p>26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1">
            <text:p>21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31">
            <text:p>31</text:p>
          </table:table-cell>
          <table:table-cell table:style-name="ce8" table:formula="of:=SUM([.R22:.W22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7:.C22])" office:value-type="float" office:value="735">
            <text:p>735</text:p>
          </table:table-cell>
          <table:table-cell table:style-name="ce3"/>
          <table:table-cell table:style-name="ce3" table:formula="of:=SUM([.E17:.E22])" office:value-type="float" office:value="14303">
            <text:p>14303</text:p>
          </table:table-cell>
          <table:table-cell table:number-columns-repeated="11"/>
          <table:table-cell office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1">
            <text:p>11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7">
            <text:p>37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3">
            <text:p>13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5">
            <text:p>25</text:p>
          </table:table-cell>
          <table:table-cell table:style-name="ce8" table:formula="of:=SUM([.R23:.W23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3">
            <text:p>13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19">
            <text:p>19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5">
            <text:p>15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>
            <text:p>29</text:p>
          </table:table-cell>
          <table:table-cell table:style-name="ce8" table:formula="of:=SUM([.R24:.W24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3">
            <text:p>3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3">
            <text:p>13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2">
            <text:p>12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8">
            <text:p>28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7">
            <text:p>17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2">
            <text:p>32</text:p>
          </table:table-cell>
          <table:table-cell table:style-name="ce8" table:formula="of:=SUM([.R25:.W25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6">
            <text:p>6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4">
            <text:p>14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3">
            <text:p>33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2">
            <text:p>32</text:p>
          </table:table-cell>
          <table:table-cell table:style-name="ce8" table:formula="of:=SUM([.R26:.W26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4">
            <text:p>4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6">
            <text:p>26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7">
            <text:p>27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6">
            <text:p>36</text:p>
          </table:table-cell>
          <table:table-cell table:style-name="ce8" table:formula="of:=SUM([.R27:.W27])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43">
            <text:p>43</text:p>
          </table:table-cell>
          <table:table-cell table:style-name="ce3" table:formula="of:=SUM([.S21:.S27])" office:value-type="float" office:value="60">
            <text:p>60</text:p>
          </table:table-cell>
          <table:table-cell table:style-name="ce3" table:formula="of:=SUM([.T21:.T27])" office:value-type="float" office:value="96">
            <text:p>96</text:p>
          </table:table-cell>
          <table:table-cell table:style-name="ce3" table:formula="of:=SUM([.U21:.U27])" office:value-type="float" office:value="193">
            <text:p>193</text:p>
          </table:table-cell>
          <table:table-cell table:style-name="ce3" table:formula="of:=SUM([.V21:.V27])" office:value-type="float" office:value="123">
            <text:p>123</text:p>
          </table:table-cell>
          <table:table-cell table:style-name="ce3" table:formula="of:=SUM([.W21:.W27])" office:value-type="float" office:value="220">
            <text:p>22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6/12/2016</text:date>, <text:time>23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8M24S</meta:editing-duration>
    <meta:editing-cycles>108</meta:editing-cycles>
    <meta:generator>OpenOffice/4.1.2$Unix OpenOffice.org_project/412m3$Build-9782</meta:generator>
    <dc:date>2016-06-12T23:06:18</dc:date>
    <meta:document-statistic meta:table-count="7" meta:cell-count="1971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L23:Analisi.Q25 Analisi.K24:Analisi.K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'Progettazione di Dettaglio'.B17:'Progettazione di Dettaglio'.C22" chart:data-source-has-labels="column" svg:x="0.32cm" svg:y="0.675cm" svg:width="12.132cm" svg:height="8.145cm">
          <chartooo:coordinate-region svg:x="2.72cm" svg:y="1.199cm" svg:width="7.431cm" svg:height="7.431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'Progettazione di Dettaglio'.B25:'Progettazione di Dettaglio'.H32" chart:data-source-has-labels="both" svg:x="0.77cm" svg:y="0.855cm" svg:width="13.3cm" svg:height="7.545cm">
          <chartooo:coordinate-region svg:x="3.672cm" svg:y="0.855cm" svg:width="10.196cm" svg:height="6.916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'Progettazione di Dettaglio'.K11:'Progettazione di Dettaglio'.Q13" chart:data-source-has-labels="both" svg:x="0.77cm" svg:y="0.855cm" svg:width="11.897cm" svg:height="7.545cm">
          <chartooo:coordinate-region svg:x="1.623cm" svg:y="1.045cm" svg:width="11.044cm" svg:height="6.726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10">
                <text:p>10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Riepilogo.Q6:Riepilogo.W8" chart:data-source-has-labels="both" svg:x="0.77cm" svg:y="0.855cm" svg:width="11.897cm" svg:height="7.545cm">
          <chartooo:coordinate-region svg:x="1.623cm" svg:y="1.045cm" svg:width="11.044cm" svg:height="6.726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43">
                <text:p>43</text:p>
                <draw:g>
                  <svg:desc>Riepilogo.R8:Riepilogo.W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193">
                <text:p>193</text:p>
              </table:table-cell>
              <table:table-cell office:value-type="float" office:value="123">
                <text:p>123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Codifica.K31:Codifica.Q33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7">
                <text:p>7</text:p>
                <draw:g>
                  <svg:desc>Codifica.L33:Codifica.Q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'Verifica e Validazione'.K31:'Verifica e Validazione'.Q33" chart:data-source-has-labels="both" svg:x="0.77cm" svg:y="0.855cm" svg:width="11.897cm" svg:height="7.545cm">
          <chartooo:coordinate-region svg:x="1.422cm" svg:y="1.045cm" svg:width="11.245cm" svg:height="6.726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9">
                <text:p>9</text:p>
                <draw:g>
                  <svg:desc>'Verifica e Validazione'.L33:'Verifica e Validazione'.Q3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'Verifica e Validazione'.B37:'Verifica e Validazione'.C42" chart:data-source-has-labels="column" svg:x="0.32cm" svg:y="0.675cm" svg:width="12.132cm" svg:height="8.145cm">
          <chartooo:coordinate-region svg:x="2.781cm" svg:y="1.087cm" svg:width="7.221cm" svg:height="7.221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'Verifica e Validazione'.B45:'Verifica e Validazione'.H52" chart:data-source-has-labels="both" svg:x="0.77cm" svg:y="0.855cm" svg:width="13.3cm" svg:height="7.545cm">
          <chartooo:coordinate-region svg:x="3.672cm" svg:y="0.855cm" svg:width="10.196cm" svg:height="6.916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7:Riepilogo.H13 Riepilogo.C6:Riepilogo.H6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